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7c9" officeooo:paragraph-rsid="001e27c9"/>
    </style:style>
    <style:style style:name="P2" style:family="paragraph" style:parent-style-name="Standard">
      <style:text-properties officeooo:rsid="001eec38" officeooo:paragraph-rsid="001eec38"/>
    </style:style>
    <style:style style:name="P3" style:family="paragraph" style:parent-style-name="Standard">
      <style:text-properties officeooo:rsid="002067ae" officeooo:paragraph-rsid="002067ae"/>
    </style:style>
    <style:style style:name="P4" style:family="paragraph" style:parent-style-name="Standard">
      <style:text-properties officeooo:rsid="00209cdd" officeooo:paragraph-rsid="00209cdd"/>
    </style:style>
    <style:style style:name="P5" style:family="paragraph" style:parent-style-name="Standard">
      <style:text-properties officeooo:rsid="00213d80" officeooo:paragraph-rsid="00213d80"/>
    </style:style>
    <style:style style:name="P6" style:family="paragraph" style:parent-style-name="Standard">
      <style:text-properties officeooo:rsid="00226ffc" officeooo:paragraph-rsid="00226ffc"/>
    </style:style>
    <style:style style:name="P7" style:family="paragraph" style:parent-style-name="Standard">
      <style:text-properties fo:font-weight="bold" officeooo:rsid="00226ffc" officeooo:paragraph-rsid="00226ffc" style:font-weight-asian="bold" style:font-weight-complex="bold"/>
    </style:style>
    <style:style style:name="P8" style:family="paragraph" style:parent-style-name="Standard">
      <style:text-properties fo:font-weight="bold" officeooo:rsid="00227668" officeooo:paragraph-rsid="00227668" style:font-weight-asian="bold" style:font-weight-complex="bold"/>
    </style:style>
    <style:style style:name="P9" style:family="paragraph" style:parent-style-name="Standard">
      <style:text-properties fo:font-weight="bold" officeooo:rsid="00270c98" officeooo:paragraph-rsid="00270c98" style:font-weight-asian="bold" style:font-weight-complex="bold"/>
    </style:style>
    <style:style style:name="P10" style:family="paragraph" style:parent-style-name="Standard">
      <style:text-properties fo:font-weight="bold" officeooo:rsid="0028765a" officeooo:paragraph-rsid="0028765a" style:font-weight-asian="bold" style:font-weight-complex="bold"/>
    </style:style>
    <style:style style:name="P11" style:family="paragraph" style:parent-style-name="Standard">
      <style:text-properties fo:font-weight="bold" officeooo:rsid="002a8716" officeooo:paragraph-rsid="002a8716" style:font-weight-asian="bold" style:font-weight-complex="bold"/>
    </style:style>
    <style:style style:name="P12" style:family="paragraph" style:parent-style-name="Standard">
      <style:text-properties fo:font-weight="normal" officeooo:rsid="00226ffc" officeooo:paragraph-rsid="00226ffc" style:font-weight-asian="normal" style:font-weight-complex="normal"/>
    </style:style>
    <style:style style:name="P13" style:family="paragraph" style:parent-style-name="Standard">
      <style:text-properties fo:font-weight="normal" officeooo:rsid="00227668" officeooo:paragraph-rsid="00227668" style:font-weight-asian="normal" style:font-weight-complex="normal"/>
    </style:style>
    <style:style style:name="P14" style:family="paragraph" style:parent-style-name="Standard">
      <style:text-properties fo:font-weight="normal" officeooo:rsid="002424fe" officeooo:paragraph-rsid="002424fe" style:font-weight-asian="normal" style:font-weight-complex="normal"/>
    </style:style>
    <style:style style:name="P15" style:family="paragraph" style:parent-style-name="Standard">
      <style:text-properties fo:font-weight="normal" officeooo:rsid="00270c98" officeooo:paragraph-rsid="00270c98" style:font-weight-asian="normal" style:font-weight-complex="normal"/>
    </style:style>
    <style:style style:name="P16" style:family="paragraph" style:parent-style-name="Standard">
      <style:text-properties fo:font-weight="normal" officeooo:rsid="0028765a" officeooo:paragraph-rsid="0028765a" style:font-weight-asian="normal" style:font-weight-complex="normal"/>
    </style:style>
    <style:style style:name="P17" style:family="paragraph" style:parent-style-name="Standard">
      <style:text-properties fo:font-weight="normal" officeooo:rsid="002989d4" officeooo:paragraph-rsid="002989d4" style:font-weight-asian="normal" style:font-weight-complex="normal"/>
    </style:style>
    <style:style style:name="P18" style:family="paragraph" style:parent-style-name="Standard">
      <style:text-properties fo:font-weight="normal" officeooo:rsid="002a8716" officeooo:paragraph-rsid="002a8716" style:font-weight-asian="normal" style:font-weight-complex="normal"/>
    </style:style>
    <style:style style:name="P19" style:family="paragraph" style:parent-style-name="Standard">
      <style:text-properties fo:font-weight="normal" officeooo:rsid="002ae4ff" officeooo:paragraph-rsid="002ae4ff" style:font-weight-asian="normal" style:font-weight-complex="normal"/>
    </style:style>
    <style:style style:name="P20" style:family="paragraph" style:parent-style-name="Standard">
      <style:text-properties fo:font-weight="normal" officeooo:rsid="002bda3e" officeooo:paragraph-rsid="002bda3e" style:font-weight-asian="normal" style:font-weight-complex="normal"/>
    </style:style>
    <style:style style:name="P21" style:family="paragraph" style:parent-style-name="Standard">
      <style:text-properties fo:font-weight="normal" officeooo:rsid="002c0f0d" officeooo:paragraph-rsid="002c0f0d" style:font-weight-asian="normal" style:font-weight-complex="normal"/>
    </style:style>
    <style:style style:name="P22" style:family="paragraph" style:parent-style-name="Standard">
      <style:text-properties officeooo:rsid="00270c98" officeooo:paragraph-rsid="00270c98"/>
    </style:style>
    <style:style style:name="P23" style:family="paragraph" style:parent-style-name="Standard">
      <style:text-properties officeooo:paragraph-rsid="00270c98"/>
    </style:style>
    <style:style style:name="P24" style:family="paragraph" style:parent-style-name="Standard">
      <style:text-properties officeooo:paragraph-rsid="002989d4"/>
    </style:style>
    <style:style style:name="P25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6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2f30a2" officeooo:paragraph-rsid="002f30a2" fo:background-color="#1f1f1f"/>
    </style:style>
    <style:style style:name="P27" style:family="paragraph" style:parent-style-name="Standard">
      <style:text-properties officeooo:rsid="002ae4ff" officeooo:paragraph-rsid="002ae4ff"/>
    </style:style>
    <style:style style:name="P28" style:family="paragraph" style:parent-style-name="Standard">
      <style:text-properties officeooo:rsid="002d899d" officeooo:paragraph-rsid="002d899d"/>
    </style:style>
    <style:style style:name="P29" style:family="paragraph" style:parent-style-name="Standard">
      <style:text-properties officeooo:rsid="002f30a2" officeooo:paragraph-rsid="002f30a2"/>
    </style:style>
    <style:style style:name="P30" style:family="paragraph" style:parent-style-name="Standard">
      <style:text-properties fo:font-weight="bold" officeooo:rsid="00338b2a" officeooo:paragraph-rsid="00338b2a" style:font-weight-asian="bold" style:font-weight-complex="bold"/>
    </style:style>
    <style:style style:name="T1" style:family="text">
      <style:text-properties officeooo:rsid="001eec38"/>
    </style:style>
    <style:style style:name="T2" style:family="text">
      <style:text-properties officeooo:rsid="00209cdd"/>
    </style:style>
    <style:style style:name="T3" style:family="text">
      <style:text-properties officeooo:rsid="00213d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6ff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989d4" style:font-weight-asian="normal" style:font-weight-complex="normal"/>
    </style:style>
    <style:style style:name="T8" style:family="text">
      <style:text-properties fo:font-weight="normal" officeooo:rsid="00341342" style:font-weight-asian="normal" style:font-weight-complex="normal"/>
    </style:style>
    <style:style style:name="T9" style:family="text">
      <style:text-properties officeooo:rsid="0028765a"/>
    </style:style>
    <style:style style:name="T10" style:family="text">
      <style:text-properties officeooo:rsid="002989d4"/>
    </style:style>
    <style:style style:name="T11" style:family="text">
      <style:text-properties officeooo:rsid="002c0f0d"/>
    </style:style>
    <style:style style:name="T12" style:family="text">
      <style:text-properties officeooo:rsid="003413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2 CORE</text:p>
      <text:p text:style-name="P1"/>
      <text:p text:style-name="P1">ros2 pkg executables pkg_name: lists all execs in the package</text:p>
      <text:p text:style-name="P1">ros2 run pkg_name node_name: to run executable</text:p>
      <text:p text:style-name="P1"/>
      <text:p text:style-name="P1">I initially started off with turtlesim node and teleop key as always</text:p>
      <text:p text:style-name="P1"/>
      <text:p text:style-name="P1">ros2 run turtlesim turtlesim_node: runs turtlesim</text:p>
      <text:p text:style-name="P1">ros2 run teleop_twist_keyboard teleop_twist_keyboard --remap cmd_vel:=/turtle1/cmd_vel: <text:span text:style-name="T1">instead <text:tab/><text:tab/><text:tab/><text:tab/><text:tab/><text:tab/><text:tab/><text:tab/>of using turtlesim teleop, I remapped it</text:span></text:p>
      <text:p text:style-name="P1"/>
      <text:p text:style-name="P1"/>
      <text:p text:style-name="P2">rqt, <text:span text:style-name="T2">rqt_graph</text:span>: GUI to visualize and use various topics, services etc</text:p>
      <text:p text:style-name="P6">ros2 run rqt_console rqt_console: view logs</text:p>
      <text:p text:style-name="P2"/>
      <text:p text:style-name="P3"><text:span text:style-name="T4">Nodes</text:span>: executables used to send and receive data</text:p>
      <text:p text:style-name="P3">ros2 node list, info</text:p>
      <text:p text:style-name="P3"/>
      <text:p text:style-name="P3"><text:span text:style-name="T4">Topics</text:span>: an intermediary between two nodes where some publisher nodes can connect to some subscriber nodes</text:p>
      <text:p text:style-name="P3">ros2 topic list, <text:span text:style-name="T2">list </text:span>-t (type), <text:span text:style-name="T2">echo, info, </text:span><text:span text:style-name="T3">pub –once or pub msg, hz</text:span></text:p>
      <text:p text:style-name="P3"/>
      <text:p text:style-name="P4">ros2 interface show msg_type/<text:span text:style-name="T3">service_type/</text:span><text:span text:style-name="T5">action_type</text:span>: <text:span text:style-name="T3">shows the message params</text:span></text:p>
      <text:p text:style-name="P4"/>
      <text:p text:style-name="P5"><text:span text:style-name="T4">Services</text:span>: a request-response model used to communicate between nodes</text:p>
      <text:p text:style-name="P5">ros2 service list, list -t, type service_name, call service_name service_type (params)</text:p>
      <text:p text:style-name="P5"/>
      <text:p text:style-name="P5">ros2 find service_type</text:p>
      <text:p text:style-name="P5"/>
      <text:p text:style-name="P5"><text:span text:style-name="T4">Parameters</text:span>: values that can be changed inside a node</text:p>
      <text:p text:style-name="P5">ros2 param list, ros2 param get node_name parameter value, ros2 param dump node_name</text:p>
      <text:p text:style-name="P5"/>
      <text:p text:style-name="P5"/>
      <text:p text:style-name="P7">Actions:<text:span text:style-name="T6"> node communication which includes a goal, feedback and result</text:span></text:p>
      <text:p text:style-name="P12">ros2 action list, list -t, info action_name, send_goal action_name action_type goal</text:p>
      <text:p text:style-name="P12"/>
      <text:p text:style-name="P8">Launch files<text:span text:style-name="T6">: run multiple nodes using one command</text:span></text:p>
      <text:p text:style-name="P13">ros2 launch package_name launch_arguments</text:p>
      <text:p text:style-name="P13"/>
      <text:p text:style-name="P14">ros2 pkg create –build-type ament_cmake pkg_name –dependencies list_of_dependencies: create a pkg</text:p>
      <text:p text:style-name="P14"/>
      <text:p text:style-name="P14">colcon build, colcon build –packages-select</text:p>
      <text:p text:style-name="P14"/>
      <text:p text:style-name="P9">Custom Pub and Sub <text:span text:style-name="T10">in Python</text:span></text:p>
      <text:p text:style-name="P15">You can find the nodes in the <text:span text:style-name="T9">nodes</text:span> directory. I used an ament_cmake build-type. Add the following code in your CmakeLists.txt</text:p>
      <text:p text:style-name="P15"/>
      <text:p text:style-name="P23">install(PROGRAMS</text:p>
      <text:p text:style-name="Standard">nodes/pub_python.py</text:p>
      <text:p text:style-name="Standard">nodes/sub_python.py</text:p>
      <text:p text:style-name="Standard">DESTINATION lib/${PROJECT_NAME}</text:p>
      <text:p text:style-name="Standard"><text:soft-page-break/>)</text:p>
      <text:p text:style-name="P15"/>
      <text:p text:style-name="P15">and the following code in your package.xml</text:p>
      <text:p text:style-name="Standard"/>
      <text:p text:style-name="Standard">&lt;exec_depend&gt;rclpy&lt;/exec_depend&gt;</text:p>
      <text:p text:style-name="Standard">&lt;depend&gt;std_msgs&lt;/depend&gt;</text:p>
      <text:p text:style-name="Standard"/>
      <text:p text:style-name="P22">colcon build the package, source install/setup.bash and then ros2 run pkg_name publisher_node_name and ros2 run pkg_name subscriber_node_name</text:p>
      <text:p text:style-name="P15"/>
      <text:p text:style-name="P15"/>
      <text:p text:style-name="P10">Custom Server and Client <text:span text:style-name="T10">in Python</text:span></text:p>
      <text:p text:style-name="P16">The nodes are present in the nodes directory. <text:span text:style-name="T10">ros2 run ros2 run pubsub serv_python.py and in another terminal ros2 run pubsub client_python.py integer_val_1 integer_val_2</text:span></text:p>
      <text:p text:style-name="P16"/>
      <text:p text:style-name="P17">add the following snippet in your in CmakeLists.txt within intall PROGRAMS</text:p>
      <text:p text:style-name="Standard"/>
      <text:p text:style-name="Standard">nodes/serv_python.py</text:p>
      <text:p text:style-name="Standard">nodes/client_python.py</text:p>
      <text:p text:style-name="P17"/>
      <text:p text:style-name="P24"><text:span text:style-name="T7">and add this line to the package.xml:<text:line-break/></text:span>&lt;depend&gt;example_interfaces&lt;/depend&gt;</text:p>
      <text:p text:style-name="P17"/>
      <text:p text:style-name="P11">Custom Interface</text:p>
      <text:p text:style-name="P18">2 .msg files and 1 .srv file</text:p>
      <text:p text:style-name="P18"/>
      <text:p text:style-name="P19">Add this part to CmakeLists.txt:</text:p>
      <text:p text:style-name="P19"/>
      <text:p text:style-name="Standard">find_package(geometry_msgs REQUIRED)</text:p>
      <text:p text:style-name="Standard">find_package(rosidl_default_generators REQUIRED)</text:p>
      <text:p text:style-name="Standard"/>
      <text:p text:style-name="Standard">rosidl_generate_interfaces($(PROJECT_NAME)</text:p>
      <text:p text:style-name="Standard">"msg/num.msg"</text:p>
      <text:p text:style-name="Standard">"msg/sphere.msg"</text:p>
      <text:p text:style-name="Standard">"srv/addthreeints.srv"</text:p>
      <text:p text:style-name="Standard">DEPENDENCIES geometry_msgs</text:p>
      <text:p text:style-name="Standard">)</text:p>
      <text:p text:style-name="P25"/>
      <text:p text:style-name="P27">and in package.xml:</text:p>
      <text:p text:style-name="P27"/>
      <text:p text:style-name="Standard">&lt;buildtool_depend&gt;rosidl_default_generators&lt;/buildtool_depend&gt;</text:p>
      <text:p text:style-name="Standard">&lt;exec_depend&gt;rosidl_default_runtime&lt;/exec_depend&gt;</text:p>
      <text:p text:style-name="Standard">&lt;member_of_group&gt;rosidl_interface_packages&lt;/member_of_group&gt;</text:p>
      <text:p text:style-name="Standard"/>
      <text:p text:style-name="P20">message filenames must start with a capital letter</text:p>
      <text:p text:style-name="P20"/>
      <text:p text:style-name="P21">ros2 interface show pubsub/msg/Num: displays the msg info</text:p>
      <text:p text:style-name="P21"/>
      <text:p text:style-name="P21">Now to run this using pubsub and srv:</text:p>
      <text:p text:style-name="Standard">&lt;depend&gt;pubsub&lt;/depend&gt; <text:span text:style-name="T11">in package.xml and </text:span>find_package(pubsub REQUIRED) <text:span text:style-name="T11">in Cmakelists</text:span></text:p>
      <text:p text:style-name="Standard"/>
      <text:p text:style-name="P28">I used num msg to send a number and sphere msg to calculate equation of the sphere</text:p>
      <text:p text:style-name="P29"><text:soft-page-break/><text:span text:style-name="T4">ROS2 Doctor</text:span>: checks if dependencies and commands are upto date and checks nodes</text:p>
      <text:p text:style-name="P29">ros2 doctor, ros2 doctor –report</text:p>
      <text:p text:style-name="P29"/>
      <text:p text:style-name="P29"><text:span text:style-name="T4">ROS2 Plugins</text:span>: loads new functionality to your code without having to recompile code dynamically</text:p>
      <text:p text:style-name="P25"/>
      <text:p text:style-name="P29"><text:span text:style-name="T4">Rosdep</text:span>: tool to manage dependencies</text:p>
      <text:p text:style-name="P26"/>
      <text:p text:style-name="P21"/>
      <text:p text:style-name="P30"><text:span text:style-name="T8">You can run a launch file from within another launch file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9:29:55.386813664</meta:creation-date>
    <dc:date>2025-06-20T00:33:40.651681253</dc:date>
    <meta:editing-duration>PT1H18M25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3" meta:paragraph-count="66" meta:word-count="451" meta:character-count="3460" meta:non-whitespace-character-count="3067"/>
  </office:meta>
</office:document-meta>
</file>